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ru" fo:country="RU"/>
    </style:style>
    <style:style style:name="P2" style:family="paragraph" style:parent-style-name="Standard" style:list-style-name="L1">
      <style:paragraph-properties style:writing-mode="lr-tb"/>
      <style:text-properties fo:language="ru" fo:country="RU"/>
    </style:style>
    <style:style style:name="P3" style:family="paragraph" style:parent-style-name="Standard" style:list-style-name="L2">
      <style:paragraph-properties style:writing-mode="lr-tb"/>
      <style:text-properties fo:language="ru" fo:country="RU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<text:span text:style-name="T1">:</text:span></text:p>
      <text:list xml:id="list42320669" text:style-name="L1">
        <text:list-item>
          <text:p text:style-name="P2">Презентации в группу.</text:p>
        </text:list-item>
        <text:list-item>
          <text:p text:style-name="P2">Видеозаписи занятий.</text:p>
        </text:list-item>
        <text:list-item>
          <text:p text:style-name="P2">10. Очень простые примеры на <text:span text:style-name="T1">C++ </text:span>для всех шаблонов проектирования. Для понимания.</text:p>
        </text:list-item>
      </text:list>
      <text:p text:style-name="P1"/>
      <text:p text:style-name="P1">Замечания:</text:p>
      <text:list xml:id="list42341931" text:style-name="L2">
        <text:list-item>
          <text:p text:style-name="P3">Упростить примеры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ru" fo:country="RU" style:letter-kerning="true" style:font-name-asian="FZSongTi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is stepulenok</meta:initial-creator>
    <meta:creation-date>2014-07-17T22:15:31.57</meta:creation-date>
    <dc:date>2014-07-18T00:08:16.39</dc:date>
    <dc:creator>denis stepulenok</dc:creator>
    <meta:editing-duration>PT1H52M42S</meta:editing-duration>
    <meta:editing-cycles>5</meta:editing-cycles>
    <meta:generator>Oracle_Open_Office/3.3$Win32 OpenOffice.org_project/330m7$Build-9552</meta:generator>
    <meta:document-statistic meta:table-count="0" meta:image-count="0" meta:object-count="0" meta:page-count="1" meta:paragraph-count="6" meta:word-count="25" meta:character-count="161"/>
  </office:meta>
</office:document-meta>
</file>